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176b1" style:font-size-asian="16pt" style:font-size-complex="16pt"/>
    </style:style>
    <style:style style:name="P2" style:family="paragraph" style:parent-style-name="Text_20_body">
      <style:text-properties officeooo:rsid="002044e9" officeooo:paragraph-rsid="003176b1"/>
    </style:style>
    <style:style style:name="P3" style:family="paragraph" style:parent-style-name="Text_20_body">
      <style:text-properties officeooo:rsid="0032c4f0" officeooo:paragraph-rsid="0032c4f0"/>
    </style:style>
    <style:style style:name="P4" style:family="paragraph" style:parent-style-name="Heading_20_1" style:master-page-name="Right_20_Page">
      <style:paragraph-properties style:page-number="auto"/>
      <style:text-properties officeooo:rsid="0032c4f0" officeooo:paragraph-rsid="0032c4f0"/>
    </style:style>
    <style:style style:name="P5" style:family="paragraph" style:parent-style-name="Heading_20_3">
      <style:text-properties officeooo:paragraph-rsid="003176b1"/>
    </style:style>
    <style:style style:name="P6" style:family="paragraph" style:parent-style-name="Heading_20_3">
      <style:paragraph-properties fo:break-before="page"/>
      <style:text-properties officeooo:rsid="0032c4f0" officeooo:paragraph-rsid="0032c4f0"/>
    </style:style>
    <style:style style:name="T1" style:family="text">
      <style:text-properties officeooo:rsid="000f14e3"/>
    </style:style>
    <style:style style:name="T2" style:family="text">
      <style:text-properties officeooo:rsid="001f1efa"/>
    </style:style>
    <style:style style:name="T3" style:family="text">
      <style:text-properties officeooo:rsid="001fd429"/>
    </style:style>
    <style:style style:name="T4" style:family="text">
      <style:text-properties officeooo:rsid="001dad2a"/>
    </style:style>
    <style:style style:name="T5" style:family="text">
      <style:text-properties officeooo:rsid="0032c4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Sundown</text:h>
      <text:h text:style-name="Heading_20_2" text:outline-level="2">(<text:span text:style-name="T2">Gordon Lightfoot</text:span>)</text:h>
      <text:p text:style-name="Text_20_body">Time Signature: <text:span text:style-name="T1">4</text:span>/4</text:p>
      <text:p text:style-name="Text_20_body">Chords: <text:span text:style-name="T5">A7, C, D, G</text:span></text:p>
      <text:p text:style-name="Text_20_body">Tempo: 1<text:span text:style-name="T5">0</text:span>0 - 1<text:span text:style-name="T5">2</text:span>0 BPM</text:p>
      <text:p text:style-name="P1"/>
      <text:h text:style-name="P6" text:outline-level="3">[INTRO]</text:h>
      <text:p text:style-name="P3">D <text:s/>D7</text:p>
      <text:h text:style-name="Heading_20_3" text:outline-level="3">[VERSE 1]</text:h>
      <text:p text:style-name="P3">D <text:s text:c="26"/></text:p>
      <text:p text:style-name="P3">I can see her lyin' back in her satin dress</text:p>
      <text:p text:style-name="P3"><text:s text:c="5"/>A7 <text:s text:c="22"/>D</text:p>
      <text:p text:style-name="P3">In a room where ya do what ya don't confess</text:p>
      <text:p text:style-name="P3"><text:s text:c="11"/>G</text:p>
      <text:p text:style-name="P3">Sundown ya better take care</text:p>
      <text:p text:style-name="P3"><text:s text:c="5"/>C <text:s text:c="20"/></text:p>
      <text:p text:style-name="P3">If I find you bin creepin' </text:p>
      <text:p text:style-name="P3"><text:s text:c="7"/>D</text:p>
      <text:p text:style-name="P3">'round my back stairs</text:p>
      <text:p text:style-name="P3"><text:s text:c="11"/>G <text:s text:c="16"/></text:p>
      <text:p text:style-name="P3">Sundown ya better take care</text:p>
      <text:p text:style-name="P3"><text:s text:c="5"/>C <text:s text:c="20"/></text:p>
      <text:p text:style-name="P3">If I find you bin creepin' </text:p>
      <text:p text:style-name="P3"><text:s text:c="7"/>D</text:p>
      <text:p text:style-name="P3">'round my back stairs</text:p>
      <text:p text:style-name="P3">D <text:s text:c="29"/></text:p>
      <text:p text:style-name="P3">She's bin lookin' like a queen </text:p>
      <text:p text:style-name="P3"><text:s text:c="2"/></text:p>
      <text:p text:style-name="P3">in a sailor's dream</text:p>
      <text:p text:style-name="P3"><text:s text:c="8"/>A7 <text:s text:c="14"/></text:p>
      <text:p text:style-name="P3">And she don't always say </text:p>
      <text:p text:style-name="P3"><text:s text:c="9"/>D</text:p>
      <text:p text:style-name="P3">what she really means</text:p>
      <text:h text:style-name="Heading_20_3" text:outline-level="3">[CHORUS]</text:h>
      <text:p text:style-name="P3"><text:s text:c="12"/>G <text:s text:c="9"/></text:p>
      <text:p text:style-name="P3">Sometimes I think it's a shame</text:p>
      <text:p text:style-name="P3"><text:s text:c="7"/>C <text:s text:c="17"/></text:p>
      <text:p text:style-name="P3">When I get feelin' better </text:p>
      <text:p text:style-name="P3"><text:s text:c="9"/>D</text:p>
      <text:p text:style-name="P3">when I'm feelin' no pain</text:p>
      <text:p text:style-name="P3"><text:s text:c="12"/>G</text:p>
      <text:p text:style-name="P3">Sometimes I think it's a shame</text:p>
      <text:p text:style-name="P3"><text:s text:c="7"/>C <text:s text:c="17"/></text:p>
      <text:p text:style-name="P3">When I get feelin' better </text:p>
      <text:p text:style-name="P3"><text:s text:c="9"/>D</text:p>
      <text:p text:style-name="P3">when I'm feelin' no pain</text:p>
      <text:p text:style-name="P3"/>
      <text:h text:style-name="Heading_20_3" text:outline-level="3"><text:soft-page-break/>[VERSE 2]</text:h>
      <text:p text:style-name="P3">D <text:s text:c="23"/></text:p>
      <text:p text:style-name="P3">I can picture every move </text:p>
      <text:p text:style-name="P3"><text:s text:c="14"/></text:p>
      <text:p text:style-name="P3">that a man could make</text:p>
      <text:p text:style-name="P3"><text:s text:c="8"/>A7 <text:s text:c="16"/></text:p>
      <text:p text:style-name="P3">Getting lost in her lovin' </text:p>
      <text:p text:style-name="P3"><text:s text:c="8"/>D</text:p>
      <text:p text:style-name="P3">is your first mistake</text:p>
      <text:p text:style-name="P3"><text:s text:c="11"/>G</text:p>
      <text:p text:style-name="P3">Sundown ya better take care</text:p>
      <text:p text:style-name="P3"><text:s text:c="5"/>C <text:s text:c="20"/></text:p>
      <text:p text:style-name="P3">If I find you bin creepin' </text:p>
      <text:p text:style-name="P3"><text:s text:c="7"/>D</text:p>
      <text:p text:style-name="P3">'round my back stairs</text:p>
      <text:p text:style-name="P3"><text:s text:c="12"/>G <text:s text:c="8"/></text:p>
      <text:p text:style-name="P3">Sometimes I think it's a sin</text:p>
      <text:p text:style-name="P3"><text:s text:c="7"/>C <text:s text:c="20"/></text:p>
      <text:p text:style-name="P3">When I feel like I'm winnin' </text:p>
      <text:p text:style-name="P3"><text:s text:c="9"/>D</text:p>
      <text:p text:style-name="P3">when I'm losin again</text:p>
      <text:h text:style-name="Heading_20_3" text:outline-level="3">[INSTRUMENTAL]</text:h>
      <text:h text:style-name="Heading_20_3" text:outline-level="3">[VERSE 3]</text:h>
      <text:p text:style-name="P3">D <text:s text:c="8"/></text:p>
      <text:p text:style-name="P3">I can see her lookin' fast</text:p>
      <text:p text:style-name="P3"/>
      <text:p text:style-name="P3">in her faded jeans</text:p>
      <text:p text:style-name="P3"><text:s text:c="8"/>A7 <text:s text:c="16"/></text:p>
      <text:p text:style-name="P3">She's a hard lovin' woman, </text:p>
      <text:p text:style-name="P3"><text:s text:c="7"/>D</text:p>
      <text:p text:style-name="P3">got me feelin' mea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3" text:outline-level="3"><text:soft-page-break/>[CHORUS]</text:h>
      <text:p text:style-name="P3"><text:s text:c="12"/>G <text:s text:c="4"/></text:p>
      <text:p text:style-name="P3">Sometimes I think it's a shame</text:p>
      <text:p text:style-name="P3"><text:s text:c="7"/>C <text:s text:c="17"/></text:p>
      <text:p text:style-name="P3">When I get feelin' better </text:p>
      <text:p text:style-name="P3"><text:s text:c="9"/>D</text:p>
      <text:p text:style-name="P3">when I'm feelin' no pain</text:p>
      <text:p text:style-name="P3"><text:s text:c="11"/>G</text:p>
      <text:p text:style-name="P3">Sundown ya better take care</text:p>
      <text:p text:style-name="P3"><text:s text:c="5"/>C <text:s text:c="20"/></text:p>
      <text:p text:style-name="P3">If I find you bin creepin' </text:p>
      <text:p text:style-name="P3"><text:s text:c="7"/>D</text:p>
      <text:p text:style-name="P3">'round my back stairs</text:p>
      <text:p text:style-name="P3"><text:s text:c="11"/>G</text:p>
      <text:p text:style-name="P3">Sundown ya better take care</text:p>
      <text:p text:style-name="P3"><text:s text:c="5"/>C <text:s text:c="20"/></text:p>
      <text:p text:style-name="P3">If I find you bin creepin' </text:p>
      <text:p text:style-name="P3"><text:s text:c="7"/>D</text:p>
      <text:p text:style-name="P3">'round my back stairs</text:p>
      <text:p text:style-name="P3"><text:s text:c="12"/>G</text:p>
      <text:p text:style-name="P3">Sometimes I think it's a sin</text:p>
      <text:p text:style-name="P3"><text:s text:c="7"/>C <text:s text:c="20"/></text:p>
      <text:p text:style-name="P3">When I feel like I'm winnin' </text:p>
      <text:p text:style-name="P3"><text:s text:c="9"/>D</text:p>
      <text:p text:style-name="P3">when I'm losin' ag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52M39S</meta:editing-duration>
    <meta:editing-cycles>37</meta:editing-cycles>
    <meta:generator>LibreOffice/5.2.6.2$MacOSX_X86_64 LibreOffice_project/a3100ed2409ebf1c212f5048fbe377c281438fdc</meta:generator>
    <dc:title>Lyrics + Chords</dc:title>
    <dc:date>2017-04-12T11:33:33.167940000</dc:date>
    <meta:print-date>2017-04-03T12:23:29.985893000</meta:print-date>
    <meta:document-statistic meta:table-count="0" meta:image-count="0" meta:object-count="0" meta:page-count="4" meta:paragraph-count="100" meta:word-count="302" meta:character-count="2062" meta:non-whitespace-character-count="1115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